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solid" svg:stroke-width="0.15cm" svg:stroke-color="#168253" draw:marker-start-width="1.18cm" draw:marker-end-width="1.18cm" svg:stroke-linecap="round" draw:fill="solid" draw:fill-color="#168253" loext:fill-use-slide-background="false" draw:opacity="100%" draw:textarea-horizontal-align="justify" draw:textarea-vertical-align="middle" draw:auto-grow-height="false" fo:min-height="1.372cm" fo:min-width="1.122cm" fo:padding-top="0.45cm" fo:padding-bottom="0.45cm" fo:padding-left="0.575cm" fo:padding-right="0.575cm" draw:shadow="hidden" loext:decorative="false"/>
    </style:style>
    <style:style style:name="gr6" style:family="graphic" style:parent-style-name="objectwithoutfill">
      <style:graphic-properties svg:stroke-width="0.5cm" svg:stroke-color="#168253" draw:marker-start-width="0.96cm" draw:marker-end-width="0.96cm" svg:stroke-linecap="round" draw:fill="none" draw:textarea-vertical-align="middle" fo:padding-top="0.375cm" fo:padding-bottom="0.375cm" fo:padding-left="0.5cm" fo:padding-right="0.5cm" loext:decorative="false"/>
    </style:style>
    <style:style style:name="gr7" style:family="graphic" style:parent-style-name="standard">
      <style:graphic-properties svg:stroke-color="#168253" draw:fill-color="#168253" draw:textarea-horizontal-align="justify" draw:textarea-vertical-align="middle" draw:auto-grow-height="false" fo:min-height="0.104cm" fo:min-width="0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098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168253" draw:opacity="100%"/>
      <style:paragraph-properties fo:text-align="center"/>
    </style:style>
    <style:style style:name="P4" style:family="paragraph">
      <loext:graphic-properties draw:fill-color="#168253"/>
      <style:paragraph-properties fo:text-align="center"/>
    </style:style>
    <style:style style:name="P5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0cm" svg:x2="14cm" svg:y2="10cm">
          <text:p/>
        </draw:line>
        <draw:line draw:style-name="gr3" draw:text-style-name="P2" draw:layer="layout" svg:x1="7cm" svg:y1="10cm" svg:x2="14cm" svg:y2="10cm">
          <text:p/>
        </draw:line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3" draw:text-style-name="P2" draw:layer="layout" svg:x1="7cm" svg:y1="12cm" svg:x2="10cm" svg:y2="12cm">
          <text:p/>
        </draw:line>
        <draw:line draw:style-name="gr3" draw:text-style-name="P2" draw:layer="layout" svg:x1="7cm" svg:y1="14cm" svg:x2="10cm" svg:y2="14cm">
          <text:p/>
        </draw:line>
        <draw:line draw:style-name="gr3" draw:text-style-name="P2" draw:layer="layout" svg:x1="7cm" svg:y1="16cm" svg:x2="10cm" svg:y2="16cm">
          <text:p/>
        </draw:line>
        <draw:line draw:style-name="gr3" draw:text-style-name="P2" draw:layer="layout" svg:x1="7cm" svg:y1="18cm" svg:x2="10cm" svg:y2="18cm">
          <text:p/>
        </draw:line>
        <draw:line draw:style-name="gr3" draw:text-style-name="P2" draw:layer="layout" svg:x1="7cm" svg:y1="14cm" svg:x2="10cm" svg:y2="14cm">
          <text:p/>
        </draw:line>
        <draw:g draw:style-name="gr4">
          <draw:path draw:style-name="gr5" draw:text-style-name="P3" draw:layer="layout" svg:width="2.749cm" svg:height="2.544cm" svg:x="11.5cm" svg:y="8.25cm" svg:viewBox="0 0 2750 2545" svg:d="M1375 2182c86 0 172-11 254-31 83-21 162-51 237-91s143-88 204-144c60-56 113-120 156-189s76-143 98-219 33-155 33-235-11-159-33-236c-22-76-55-150-98-219s-96-132-156-188c-61-56-129-105-204-145s-154-70-237-90c-82-21-168-31-254-31s-172 10-254 31c-83 20-162 50-237 90s-143 89-204 145c-60 56-113 119-156 188s-76 143-98 219c-22 77-33 156-33 236 0 61 6 122 19 181h-398c-9-60-14-120-14-181 0-112 16-223 47-330s77-210 137-307c61-96 134-185 219-263 84-79 180-147 285-202 104-56 216-99 331-128 116-28 235-43 356-43s240 15 356 43l-51 176 51-176c115 29 227 72 332 128 104 55 200 123 284 202 85 78 158 167 219 263 60 97 106 200 137 307s47 218 47 330c0 111-16 222-47 329s-77 210-137 307c-61 97-134 185-219 264-84 78-180 146-284 202-105 56-217 98-332 127-116 29-235 43-356 43z">
            <text:p/>
          </draw:path>
          <draw:line draw:style-name="gr6" draw:text-style-name="P2" draw:layer="layout" svg:x1="12.875cm" svg:y1="10.614cm" svg:x2="12.875cm" svg:y2="11.523cm">
            <text:p/>
          </draw:line>
          <draw:custom-shape draw:style-name="gr7" draw:text-style-name="P4" draw:layer="layout" svg:width="0.5cm" svg:height="0.5cm" svg:x="12.6cm" svg:y="12.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5" draw:layer="layout" svg:width="1.598cm" svg:height="3.405cm" svg:x="6.5cm" svg:y="7.5cm">
          <draw:text-box>
            <text:p><text:span text:style-name="T1">[</text:span></text:p>
          </draw:text-box>
        </draw:frame>
        <draw:frame draw:style-name="gr8" draw:text-style-name="P5" draw:layer="layout" svg:width="1.598cm" svg:height="3.405cm" svg:x="6.55cm" svg:y="18.65cm">
          <draw:text-box>
            <text:p><text:span text:style-name="T1">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17T15:38:59.118000000</dc:date>
    <meta:editing-duration>PT4H20M23S</meta:editing-duration>
    <meta:editing-cycles>8</meta:editing-cycles>
    <meta:generator>LibreOffice/24.2.4.2$Windows_X86_64 LibreOffice_project/51a6219feb6075d9a4c46691dcfe0cd9c4fff3c2</meta:generator>
    <meta:document-statistic meta:object-count="21"/>
  </office:meta>
</office:document-meta>
</file>